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14b05" officeooo:paragraph-rsid="00114b05"/>
    </style:style>
    <style:style style:name="P2" style:family="paragraph" style:parent-style-name="Standard">
      <style:text-properties officeooo:rsid="00114b05" officeooo:paragraph-rsid="00114b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dre</text:p>
      <text:p text:style-name="P2"/>
      <text:p text:style-name="P2">Ven, madre enseñame el camino, que une tu corazon con el mio</text:p>
      <text:p text:style-name="P2"/>
      <text:p text:style-name="P2">para que deje de estar perdido</text:p>
      <text:p text:style-name="P2"/>
      <text:p text:style-name="P2">Ven, madre prestame tu abrazo, y quisas asi cambie un pedazo</text:p>
      <text:p text:style-name="P2"/>
      <text:p text:style-name="P2">y te pueda devolver tu regalo</text:p>
      <text:p text:style-name="P2"/>
      <text:p text:style-name="P2">Ven, madre, finge alguna despedida, ,y tal vez me de cuenta algun dia</text:p>
      <text:p text:style-name="P2"/>
      <text:p text:style-name="P2">que he sido yo, siempre tu herida</text:p>
      <text:p text:style-name="P2"/>
      <text:p text:style-name="P2">Ven, madre, a quitarme la vida, para darsela a algun alma perdida</text:p>
      <text:p text:style-name="P2"/>
      <text:p text:style-name="P2">que te pueda devolver tu sonrisa,</text:p>
      <text:p text:style-name="P2"/>
      <text:p text:style-name="P2">es que hay que dice que al tiempo lo hice distancia y fragancia de olvido</text:p>
      <text:p text:style-name="P2"/>
      <text:p text:style-name="P2">hay lgo que hice para que deslice en un taca una lágrima fría.</text:p>
      <text:p text:style-name="P2"/>
      <text:p text:style-name="P2">Se ven ya mis manos, ya muy perforadas, quemadas con cruces extrañas</text:p>
      <text:p text:style-name="P2"/>
      <text:p text:style-name="P2">la gente de lejos que ve a un muñeco que oscila entre el todo y la nada</text:p>
      <text:p text:style-name="P2"/>
      <text:p text:style-name="P2">es que yo guardo ataudes en una morada escondida tras la mirada</text:p>
      <text:p text:style-name="P2"/>
      <text:p text:style-name="P2">verás en mis ojos, todo lo que he sido y llorando no diras nada</text:p>
      <text:p text:style-name="P2"/>
      <text:p text:style-name="P2">y el tiempo se va, el viento se va…</text:p>
      <text:p text:style-name="P2"/>
      <text:p text:style-name="P2">me he dejado criar por la hermana del diablo la madre de todo dolor</text:p>
      <text:p text:style-name="P2"/>
      <text:p text:style-name="P2">me he dejado engañar por colores brillantes me ha arrastrado toda pasion</text:p>
      <text:p text:style-name="P2"/>
      <text:p text:style-name="P2">la tristeza en mi ha engendrado un aliado y con el yo no puedo confiar</text:p>
      <text:p text:style-name="P2"/>
      <text:p text:style-name="P2">he deja en cenizas mi alma esparcida por cada rincon de cada ciudad</text:p>
      <text:p text:style-name="P2"/>
      <text:p text:style-name="P2">que el viento va a llevar..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5:06:27.824024039</meta:creation-date>
    <dc:date>2025-09-12T15:13:08.642616256</dc:date>
    <meta:editing-duration>PT6M40S</meta:editing-duration>
    <meta:editing-cycles>2</meta:editing-cycles>
    <meta:generator>LibreOffice/25.2.4.3$Linux_X86_64 LibreOffice_project/520$Build-3</meta:generator>
    <meta:document-statistic meta:table-count="0" meta:image-count="0" meta:object-count="0" meta:page-count="1" meta:paragraph-count="21" meta:word-count="226" meta:character-count="1123" meta:non-whitespace-character-count="918"/>
  </office:meta>
</office:document-meta>
</file>